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5-10-14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5-04-18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5-01-23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4-10-03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4-07-2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4-04-18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4-01-2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3-10-18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3-04-2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3-02-0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2-10-19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2-04-28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2-01-2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1-10-12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1-04-22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0-10-1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0-07-0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0-04-02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20-01-02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9-05-0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9-02-07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8-11-02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8-07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8-04-20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8-03-0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8-01-23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7-10-2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7-10-05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7-04-2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7-03-22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7-01-31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6-10-2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6-10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6-07-1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6-04-25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6-03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6-02-1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5-11-17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5-04-09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5-01-2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4-04-2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4-01-30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3-08-0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3-05-3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3-04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3-01-0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2-10-03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2-04-1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2-01-1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1-10-2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1-05-0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1-01-2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0-10-1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0-04-2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10-02-24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9-10-0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9-07-1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9-04-2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9-01-2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8-10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8-04-0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7-04-1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7-01-3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6-10-2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6-04-2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6-01-24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5-04-0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4-11-0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4-07-2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4-04-2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2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1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1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0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2000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9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8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6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6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5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5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4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3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3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2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2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2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1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1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1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0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0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9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9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9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7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6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5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5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4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4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3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2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1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8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8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7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6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5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4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2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1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1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7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9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9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8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5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5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4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2936</text:p>
          </table:table-cell>
          <table:table-cell office:value-type="string" calcext:value-type="string">
            <text:p>21S/22E-03BBC</text:p>
          </table:table-cell>
          <table:table-cell office:value-type="string" calcext:value-type="string">
            <text:p>1963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4" meta:object-count="0"/>
    <meta:user-defined meta:name="AppVersion">3.0</meta:user-defined>
  </office:meta>
</office:document-meta>
</file>